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imbus Roman No9 L1" svg:font-family="'Nimbus Roman No9 L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521in" fo:margin-left="0.0347in" fo:margin-top="0in" fo:margin-bottom="0in" table:align="left" style:writing-mode="lr-tb"/>
    </style:style>
    <style:style style:name="Table1.A" style:family="table-column">
      <style:table-column-properties style:column-width="2.0417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1.6458in"/>
    </style:style>
    <style:style style:name="Table1.D" style:family="table-column">
      <style:table-column-properties style:column-width="1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P2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>
        <style:tab-stops>
          <style:tab-stop style:position="6.8752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  <style:tab-stop style:position="7.5in" style:type="right"/>
        </style:tab-stops>
      </style:paragraph-properties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text-underline-style="none" style:font-name-asian="Calibri1" style:font-size-asian="11pt" style:font-name-complex="Calibri1" style:font-size-complex="11pt"/>
    </style:style>
    <style:style style:name="T4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5" style:family="text">
      <style:text-properties fo:font-size="11pt" fo:font-style="italic" style:font-size-asian="11pt" style:font-style-asian="italic" style:font-size-complex="11pt"/>
    </style:style>
    <style:style style:name="T6" style:family="text">
      <style:text-properties fo:color="#1d1c1d" style:font-name="Calibri" fo:font-size="11pt" style:font-name-asian="Calibri1" style:font-size-asian="11pt" style:font-name-complex="Calibri1" style:font-size-complex="11pt" fo:background-color="#ffffff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8pt" fo:font-style="normal" fo:font-weight="bold" style:font-name-asian="Garamond1" style:font-size-asian="18pt" style:font-style-asian="normal" style:font-weight-asian="bold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imbus Roman No9 L" fo:font-size="12pt" fo:font-style="normal" style:text-underline-style="none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Nimbus Roman No9 L" fo:font-size="12pt" fo:font-style="normal" style:text-underline-style="solid" style:text-underline-width="auto" style:text-underline-color="font-color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T12" style:family="text">
      <style:text-properties style:font-name="Garamond" style:font-name-asian="Garamond1" style:font-name-complex="Garamond1"/>
    </style:style>
    <style:style style:name="T13" style:family="text">
      <style:text-properties style:font-name="Garamond" fo:font-size="18pt" fo:font-weight="bold" style:font-name-asian="Garamond1" style:font-size-asian="18pt" style:font-weight-asian="bold" style:font-name-complex="Garamond1" style:font-size-complex="18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marker-end="msArrowEnd_20_5" draw:marker-end-width="0.0827in" draw:marker-end-center="false" draw:stroke-linejoin="round" draw:fill="none" draw:textarea-vertical-align="top" draw:auto-grow-height="false" fo:min-height="0in" fo:min-width="6.948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2925in" fo:min-width="1.4882in" fo:padding-top="0.05in" fo:padding-bottom="0.05in" fo:padding-left="0.1in" fo:padding-right="0.1in" fo:wrap-option="wrap" fo:margin-left="0.1252in" fo:margin-right="0.1252in" fo:margin-top="0.05in" fo:margin-bottom="0.05in" style:run-through="background" style:wrap="run-through" style:number-wrapped-paragraphs="no-limit" style:vertical-pos="from-top" style:vertical-rel="page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esiring a technical role in information security that challenges, while also providing a platform for success and growth</text:span></text:p>
      <text:p text:style-name="P1"/>
      <text:h text:style-name="Heading_20_1" text:outline-level="1">CERTIFICATIONS &amp; CERTIFICATES: </text:h>
      <text:p text:style-name="Standard"><text:span text:style-name="T1">eLearnSecurity Junior Penetration Tester, CompTIA Security+ ce, Cybersecurity Certificate, HTML, CSS, and JavaScript Fundamentals</text:span></text:p>
      <text:p text:style-name="P1"/>
      <text:h text:style-name="Heading_20_1" text:outline-level="1">TECHNICAL SKILLS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1">Application development and life-cycle management</text:span></text:p>
          </table:table-cell>
          <table:table-cell table:style-name="Table1.A1" office:value-type="string">
            <text:p text:style-name="Standard"><text:span text:style-name="T1">Communicate information in layman’s terms</text:span></text:p>
          </table:table-cell>
          <table:table-cell table:style-name="Table1.A1" office:value-type="string">
            <text:p text:style-name="Standard"><text:span text:style-name="T1">Adaptable and eager for new challenges</text:span></text:p>
          </table:table-cell>
          <table:table-cell table:style-name="Table1.A1" office:value-type="string">
            <text:p text:style-name="Standard"><text:span text:style-name="T1">Building and repairing computer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Networking: Packet analysis, Wireshark, router and switch configuration, protocols, SSH, firewalls, iptables, proxies, SIEM, DNS, DHCP, VPN, and VLAN</text:span></text:p>
          </table:table-cell>
          <table:table-cell table:style-name="Table1.A1" office:value-type="string">
            <text:p text:style-name="Standard"><text:span text:style-name="T1">Systems: Windows and Linux administration, Windows and Linux hardening, Docker, containerization, VMWare, VirtualBox, Ansible, and system configuration</text:span></text:p>
          </table:table-cell>
          <table:table-cell table:style-name="Table1.A1" office:value-type="string">
            <text:p text:style-name="Standard"><text:span text:style-name="T1">Secure network design, identity and access management, risk management, vulnerability assessment, honeypots</text:span></text:p>
          </table:table-cell>
          <table:table-cell table:style-name="Table1.A1" office:value-type="string">
            <text:p text:style-name="Standard"><text:span text:style-name="T1">Penetration Testing: Kali Linux, Metasploit, NMAP, Hashcat, SQLMap, Nikto, Dirbuster, BurpSuite, John the Ripper, MSFVenom, Merterpreter, netca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gramming and scripting: Python, bash, zsh, YAML, json and PowerShell</text:span></text:p>
          </table:table-cell>
          <table:table-cell table:style-name="Table1.A1" office:value-type="string">
            <text:p text:style-name="Standard"><text:span text:style-name="T1">Django rest API, Azure DevOps, Git, VSCode, nxlog, auditd, Sysmon, and VNC</text:span></text:p>
          </table:table-cell>
          <table:table-cell table:style-name="Table1.A1" office:value-type="string">
            <text:p text:style-name="Standard"><text:span text:style-name="T1">Troubleshooting workstation, server and network issues</text:span></text:p>
          </table:table-cell>
          <table:table-cell table:style-name="Table1.A1" office:value-type="string">
            <text:p text:style-name="Standard"><text:span text:style-name="T1">Capture the Flag events, hacking challenge walkthrough write-ups</text:span></text:p>
          </table:table-cell>
        </table:table-row>
      </table:table>
      <text:h text:style-name="Heading_20_1" text:outline-level="1"/>
      <text:h text:style-name="Heading_20_1" text:outline-level="1">PROFESSIONAL EXPERIENCE: </text:h>
      <text:p text:style-name="Standard"><text:span text:style-name="T2">Information Security Engineer at Circadence Corporation (Remote- Boulder, CO) <text:s text:c="38"/>Oct 2020-Present</text:span></text:p>
      <text:list xml:id="list770718116" text:style-name="WWNum1">
        <text:list-item>
          <text:p text:style-name="P5"><text:span text:style-name="T1">Cultivating Python and YAML skills creating scenarios for Project Ares, a gamified cybersecurity training platform</text:span></text:p>
        </text:list-item>
        <text:list-item>
          <text:p text:style-name="P5"><text:span text:style-name="T1">Troubleshooting program bugs causing scenarios to be unplayable, and resolving the issues in a timely manner</text:span></text:p>
        </text:list-item>
        <text:list-item>
          <text:p text:style-name="P5"><text:span text:style-name="T1">Navigating a complex infrastructure hosted in Azure, and getting acquainted with a plethora of technical tools</text:span></text:p>
        </text:list-item>
        <text:list-item>
          <text:p text:style-name="P5"><text:span text:style-name="T1">Utilizing SaltStack to make run-time configuration changes to the services and states of VMs used by scenarios</text:span></text:p>
        </text:list-item>
      </text:list>
      <text:p text:style-name="Standard"><text:span text:style-name="T2">Cybersecurity Bootcamp Senior Tutor (Remote- Charlotte, NC) <text:s text:c="70"/>July 2020-Present</text:span></text:p>
      <text:list xml:id="list4188877663" text:style-name="WWNum4">
        <text:list-item>
          <text:p text:style-name="P6"><text:span text:style-name="T1">Promoted to Senior tutor level due to high session volume helping students</text:span></text:p>
        </text:list-item>
        <text:list-item>
          <text:p text:style-name="P6"><text:span text:style-name="T1">Prepare students to succeed in Cybersecurity and Security Plus certification</text:span></text:p>
        </text:list-item>
        <text:list-item>
          <text:p text:style-name="P6"><text:span text:style-name="T1">Create and utilize Python and Google API scripts to assist in job tasks such as emailing reminders <text:s text:c="13"/></text:span></text:p>
        </text:list-item>
      </text:list>
      <text:p text:style-name="P9"><text:span text:style-name="T2">Network Operations Center Technician at Global Linking Solutions (Charlotte, NC) <text:s text:c="33"/>Jan 2020-Oct 2020</text:span></text:p>
      <text:list xml:id="list4212433484" text:style-name="WWNum3">
        <text:list-item>
          <text:p text:style-name="P7"><text:span text:style-name="T6">Used CLI on Cisco systems to remediate tickets in queue within established SLAs</text:span></text:p>
        </text:list-item>
        <text:list-item>
          <text:p text:style-name="P7"><text:span text:style-name="T1">Monitored networks and troubleshoot connectivity issues with carriers, technicians, and sites</text:span></text:p>
        </text:list-item>
        <text:list-item>
          <text:p text:style-name="P7"><text:span text:style-name="T1">Mapped out network topologies, configured subnets, and learned about various networking devices</text:span></text:p>
        </text:list-item>
        <text:list-item>
          <text:p text:style-name="P7"><text:span text:style-name="T1">Worked with equipment from vendors including Cisco, Fortinet, Adtran, Juniper, and Palo Alto</text:span></text:p>
        </text:list-item>
      </text:list>
      <text:p text:style-name="Standard"><text:soft-page-break/><text:span text:style-name="T2">Cybersecurity Bootcamp Teaching Assistant at UNC Charlotte (Remote, Charlotte, NC) <text:s text:c="23"/>June 2020-Dec 2020</text:span></text:p>
      <text:list xml:id="list2088333809" text:style-name="WWNum5">
        <text:list-item>
          <text:p text:style-name="P8"><text:span text:style-name="T1">Provided support to lead instructor in a Cybersecurity program to ensure student success</text:span></text:p>
        </text:list-item>
        <text:list-item>
          <text:p text:style-name="P8"><text:span text:style-name="T1">Created and enacted lesson plans to ensure students had skills necessary to pursue security careers</text:span></text:p>
        </text:list-item>
      </text:list>
      <text:p text:style-name="P2"/>
      <text:h text:style-name="Heading_20_1" text:outline-level="1">EDUCATION:</text:h>
      <text:list xml:id="list2770181653" text:style-name="WWNum2">
        <text:list-item>
          <text:p text:style-name="P10"><text:span text:style-name="T7">Cybersecurity Bootcamp Program, UNC Charlotte with 4.0 GPA (Charlotte, NC)<text:tab/></text:span><text:span text:style-name="T1"> <text:s text:c="7"/></text:span><text:span text:style-name="T7"><text:s/></text:span><text:span text:style-name="T8">Aug 19, 2019-Feb 24, 2020</text:span></text:p>
        </text:list-item>
        <text:list-item>
          <text:p text:style-name="P10"><text:span text:style-name="T7">Bachelor of Arts in Psychology, UNC Asheville with 3.627 GPA (Asheville, NC)<text:tab/> <text:s text:c="20"/></text:span><text:span text:style-name="T1"><text:s/></text:span><text:span text:style-name="T8">Aug 2015-July 201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imbus Roman No9 L1" svg:font-family="'Nimbus Roman No9 L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false" style:font-name-asian="Nimbus Roman No9 L1" style:font-size-asian="12pt" style:language-asian="zh" style:country-asian="CN" style:font-name-complex="Nimbus Roman No9 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false" style:font-name-asian="Nimbus Roman No9 L1" style:font-size-asian="12pt" style:language-asian="zh" style:country-asian="CN" style:font-name-complex="Nimbus Roman No9 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Nimbus Roman No9 L" fo:font-family="'Nimbus Roman No9 L'" style:font-family-generic="roman" style:font-pitch="variable" fo:font-size="12pt" style:font-size-asian="12pt" style:font-name-complex="Nimbus Roman No9 L1" style:font-family-complex="'Nimbus Roman No9 L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Caption1" style:family="paragraph" style:parent-style-name="normal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normal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80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Nimbus Roman No9 L" fo:font-family="'Nimbus Roman No9 L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/>
    </style:style>
    <style:style style:name="Header_20_Char" style:display-name="Header Char" style:family="text" style:parent-style-name="Default_20_Paragraph_20_Font">
      <style:text-properties style:font-name="Nimbus Roman No9 L" fo:font-family="'Nimbus Roman No9 L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Nimbus Roman No9 L" fo:font-family="'Nimbus Roman No9 L'" style:font-family-generic="roman" style:font-pitch="variable" fo:font-size="12pt" style:font-size-asian="12pt"/>
    </style:style>
    <style:style style:name="Unresolved_20_Mention" style:display-name="Unresolved Mention" style:family="text" style:parent-style-name="Default_20_Paragraph_20_Font">
      <style:text-properties fo:color="#605e5c" fo:background-color="#e1dfdd" style:font-name-complex="Times New Roman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ListLabel_20_47" style:display-name="ListLabel 47" style:family="text">
      <style:text-properties fo:font-variant="normal" fo:text-transform="none" fo:color="#1155cc" style:text-line-through-style="none" style:text-line-through-type="none" style:text-position="0% 100%" style:font-name="Nimbus Roman No9 L" fo:font-family="'Nimbus Roman No9 L'" style:font-family-generic="roman" style:font-pitch="variable" fo:font-size="12pt" fo:font-style="normal" style:text-underline-style="solid" style:text-underline-width="auto" style:text-underline-color="font-color" fo:font-weight="normal" style:font-name-asian="Nimbus Roman No9 L1" style:font-family-asian="'Nimbus Roman No9 L'" style:font-family-generic-asian="system" style:font-pitch-asian="variable" style:font-size-asian="12pt" style:font-style-asian="normal" style:font-weight-asian="normal" style:font-name-complex="Nimbus Roman No9 L1" style:font-family-complex="'Nimbus Roman No9 L'" style:font-family-generic-complex="system" style:font-pitch-complex="variable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8752in" style:type="right"/>
        </style:tab-stops>
      </style:paragraph-properties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  <style:tab-stop style:position="7.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8pt" fo:font-style="normal" fo:font-weight="bold" style:font-name-asian="Garamond1" style:font-size-asian="18pt" style:font-style-asian="normal" style:font-weight-asian="bold" style:font-name-complex="Garamond1"/>
    </style:style>
    <style:style style:name="MT2" style:family="text">
      <style:text-properties style:font-name="Garamond" style:font-name-asian="Garamond1" style:font-name-complex="Garamond1"/>
    </style:style>
    <style:style style:name="MT3" style:family="text">
      <style:text-properties fo:color="#1155cc" style:text-underline-style="solid" style:text-underline-width="auto" style:text-underline-color="font-color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imbus Roman No9 L" fo:font-size="12pt" fo:font-style="normal" style:text-underline-style="none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MT5" style:family="text">
      <style:text-properties fo:font-variant="normal" fo:text-transform="none" fo:color="#1155cc" style:text-line-through-style="none" style:text-line-through-type="none" style:text-position="0% 100%" style:font-name="Nimbus Roman No9 L" fo:font-size="12pt" fo:font-style="normal" style:text-underline-style="solid" style:text-underline-width="auto" style:text-underline-color="font-color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Mgr1" style:family="graphic" style:parent-style-name="Frame">
      <style:graphic-properties draw:stroke="none" svg:stroke-width="0in" draw:fill="solid" draw:fill-color="#ffffff" draw:textarea-vertical-align="top" draw:auto-grow-height="false" fo:min-height="0.2925in" fo:min-width="1.4882in" fo:padding-top="0.05in" fo:padding-bottom="0.05in" fo:padding-left="0.1in" fo:padding-right="0.1in" fo:wrap-option="wrap" fo:margin-left="0.1252in" fo:margin-right="0.1252in" fo:margin-top="0.05in" fo:margin-bottom="0.05in" style:run-through="background" style:wrap="run-through" style:number-wrapped-paragraphs="no-limit" style:vertical-pos="from-top" style:vertical-rel="page" style:horizontal-pos="center" style:horizontal-rel="page-content" draw:wrap-influence-on-position="once-concurrent" style:flow-with-text="false"/>
    </style:style>
    <style:style style:name="Mgr2" style:family="graphic">
      <style:graphic-properties draw:stroke="solid" svg:stroke-width="0.0102in" svg:stroke-color="#000000" draw:marker-start="msArrowEnd_20_5" draw:marker-start-width="0.0827in" draw:marker-start-center="false" draw:marker-end="msArrowEnd_20_5" draw:marker-end-width="0.0827in" draw:marker-end-center="false" draw:stroke-linejoin="round" draw:fill="none" draw:textarea-vertical-align="top" draw:auto-grow-height="false" fo:min-height="0in" fo:min-width="6.948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4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Image1" draw:style-name="Mgr1" draw:text-style-name="MP3" svg:width="1.6878in" svg:height="0.3921in" svg:x="2.9063in" svg:y="0.4228in"><text:p text:style-name="MP2"><text:span text:style-name="MT1">Joseph Cla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102 Schuyler Drive <text:s text:c="127"/>(828)412-7800</text:span></text:p>
        <text:p text:style-name="MP1"><text:span text:style-name="MT2">Huntersville, NC 28078 <text:s text:c="99"/>clayjoseph1994@gmail.com</text:span></text:p>
        <text:p text:style-name="MP4"><draw:custom-shape text:anchor-type="paragraph" draw:z-index="1" draw:name="Image2" draw:style-name="Mgr2" draw:text-style-name="MP5" svg:width="7.1461in" svg:height="0.028in" svg:x="0.1665in" svg:y="0.0138in"><text:p/><draw:enhanced-geometry draw:mirror-horizontal="false" draw:mirror-vertical="false" svg:viewBox="0 0 21600 21600" draw:type="mso-spt32" draw:enhanced-path="M 0 0 L 21600 21600 N"/></draw:custom-shape><text:tab/></text:p>
      </style:header>
      <style:footer>
        <text:p text:style-name="MP6"><text:a xlink:type="simple" xlink:href="https://www.linkedin.com/in/clayjoseph1994/" text:style-name="ListLabel_20_46" text:visited-style-name="ListLabel_20_46"><text:span text:style-name="MT3">LinkedIn</text:span></text:a><text:span text:style-name="MT4"> <text:tab/> <text:s text:c="113"/></text:span><text:a xlink:type="simple" xlink:href="https://www.hackthebox.eu/home/users/profile/265828" text:style-name="ListLabel_20_46" text:visited-style-name="ListLabel_20_46"><text:span text:style-name="MT3">HackTheBox <text:s/>Profile</text:span></text:a></text:p>
        <text:p text:style-name="MP6"><text:a xlink:type="simple" xlink:href="https://github.com/clayjoseph1994" text:style-name="ListLabel_20_46" text:visited-style-name="ListLabel_20_46"><text:span text:style-name="MT3">GitHub</text:span></text:a> <text:s text:c="49"/><text:span text:style-name="MT4"><text:tab/> <text:s text:c="68"/></text:span><text:s/><text:span text:style-name="MT4"><text:s/></text:span><text:a xlink:type="simple" xlink:href="https://tryhackme.com/p/skollr34p3r" text:style-name="ListLabel_20_46" text:visited-style-name="ListLabel_20_46"><text:span text:style-name="MT3">TryHackMe Profile</text:span></text:a></text:p>
        <text:p text:style-name="MP6"><text:a xlink:type="simple" xlink:href="https://clayjoseph1994.com/" text:style-name="ListLabel_20_46" text:visited-style-name="ListLabel_20_46"><text:span text:style-name="MT3">Personal Website</text:span></text:a><text:span text:style-name="MT4"> <text:s text:c="101"/></text:span><text:a xlink:type="simple" xlink:href="https://codepen.io/clayjoseph1994" text:style-name="ListLabel_20_46" text:visited-style-name="ListLabel_20_46"><text:span text:style-name="MT3">CodePen(WebDev)</text:span></text:a><text:span text:style-name="MT4"> <text:s text:c="21"/></text:span></text:p>
        <text:p text:style-name="MP6"><text:a xlink:type="simple" xlink:href="http://verify.comptia.org" text:style-name="ListLabel_20_46" text:visited-style-name="ListLabel_20_46"><text:span text:style-name="MT3">Verify Sec+(1KVDVBYNSGEQ19C0)</text:span></text:a><text:span text:style-name="MT4"> <text:s text:c="27"/></text:span><text:s text:c="55"/><text:a xlink:type="simple" xlink:href="https://circadence.com/project-ares/" text:style-name="ListLabel_20_47" text:visited-style-name="ListLabel_20_47"><text:span text:style-name="MT5">Project Ares</text:span></text:a><text:span text:style-name="MT4"> <text:s text:c="42"/></text:span></text:p>
        <text:p text:style-name="MP6"><text:a xlink:type="simple" xlink:href="https://verified.elearnsecurity.com/certificates/4214071d-9b91-4428-a195-d19bb200c14d" text:style-name="ListLabel_20_46" text:visited-style-name="ListLabel_20_46"><text:span text:style-name="MT3">Verify eJPT(2892204)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9:08:00</meta:creation-date>
    <meta:initial-creator>Joseph Clay</meta:initial-creator>
    <meta:document-statistic meta:table-count="1" meta:image-count="0" meta:object-count="0" meta:page-count="2" meta:paragraph-count="46" meta:word-count="457" meta:character-count="4279" meta:non-whitespace-character-count="2959"/>
    <meta:generator>LibreOfficeDev/6.0.5.2$Linux_X86_64 LibreOffice_project/</meta:generator>
  </office:meta>
</office:document-meta>
</file>